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ar bs-font-monospace" svg:font-family="'var bs-font-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02cm solid #000000" fo:border-right="none" fo:border-top="0.002cm solid #000000" fo:border-bottom="0.002cm solid #000000"/>
    </style:style>
    <style:style style:name="ComparableVsComparator.B1" style:family="table-cell">
      <style:table-cell-properties fo:padding="0.097cm" fo:border="0.002cm solid #000000"/>
    </style:style>
    <style:style style:name="ComparableVsComparator.A2" style:family="table-cell">
      <style:table-cell-properties fo:padding="0.097cm" fo:border-left="0.002cm solid #000000" fo:border-right="none" fo:border-top="none" fo:border-bottom="0.002cm solid #000000"/>
    </style:style>
    <style:style style:name="ComparableVsComparator.B2" style:family="table-cell">
      <style:table-cell-properties style:vertical-align="bottom" fo:padding="0.097cm" fo:border-left="0.002cm solid #000000" fo:border-right="0.002cm solid #000000" fo:border-top="none" fo:border-bottom="0.002cm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02cm solid #000000" fo:border-right="none" fo:border-top="0.002cm solid #000000" fo:border-bottom="0.002cm solid #000000"/>
    </style:style>
    <style:style style:name="Lists.D1" style:family="table-cell">
      <style:table-cell-properties fo:padding="0.097cm" fo:border="0.002cm solid #000000"/>
    </style:style>
    <style:style style:name="Lists.A2" style:family="table-cell">
      <style:table-cell-properties fo:padding="0.097cm" fo:border-left="0.002cm solid #000000" fo:border-right="none" fo:border-top="none" fo:border-bottom="0.002cm solid #000000"/>
    </style:style>
    <style:style style:name="Lists.D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3pt" fo:font-weight="bold" style:font-size-asian="13pt" style:font-weight-asian="bold" style:font-size-complex="13pt"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list-style-name="L1">
      <style:text-properties fo:font-weight="normal" style:font-weight-asian="normal" style:font-weight-complex="normal"/>
    </style:style>
    <style:style style:name="P9" style:family="paragraph" style:parent-style-name="Standard" style:list-style-name="L2">
      <style:text-properties fo:font-weight="normal" style:font-weight-asian="normal" style:font-weight-complex="normal"/>
    </style:style>
    <style:style style:name="P10" style:family="paragraph" style:parent-style-name="Standard" style:list-style-name="L3">
      <style:text-properties fo:font-weight="normal" style:font-weight-asian="normal" style:font-weight-complex="normal"/>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5">
      <style:text-properties fo:font-weight="normal" style:font-weight-asian="normal" style:font-weight-complex="normal"/>
    </style:style>
    <style:style style:name="P13" style:family="paragraph" style:parent-style-name="Standard" style:list-style-name="L7">
      <style:text-properties fo:font-weight="normal" style:font-weight-asian="normal" style:font-weight-complex="normal"/>
    </style:style>
    <style:style style:name="P14" style:family="paragraph" style:parent-style-name="Standard" style:list-style-name="L8">
      <style:text-properties fo:font-weight="normal" style:font-weight-asian="normal" style:font-weight-complex="normal"/>
    </style:style>
    <style:style style:name="P15" style:family="paragraph" style:parent-style-name="Standard" style:list-style-name="L9">
      <style:text-properties fo:font-weight="normal" style:font-weight-asian="normal" style:font-weight-complex="normal"/>
    </style:style>
    <style:style style:name="P16" style:family="paragraph" style:parent-style-name="Standard" style:list-style-name="L10">
      <style:text-properties fo:font-weight="normal" style:font-weight-asian="normal" style:font-weight-complex="normal"/>
    </style:style>
    <style:style style:name="P17" style:family="paragraph" style:parent-style-name="Standard" style:list-style-name="L12">
      <style:text-properties fo:font-weight="normal" style:font-weight-asian="normal" style:font-weight-complex="normal"/>
    </style:style>
    <style:style style:name="P18" style:family="paragraph" style:parent-style-name="Standard" style:list-style-name="L15">
      <style:text-properties fo:font-weight="normal" style:font-weight-asian="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list-style-name="L1">
      <style:text-properties fo:font-weight="bold" style:font-weight-asian="bold" style:font-weight-complex="bold"/>
    </style:style>
    <style:style style:name="P21" style:family="paragraph" style:parent-style-name="Standard" style:list-style-name="L3">
      <style:text-properties fo:font-weight="bold" style:font-weight-asian="bold" style:font-weight-complex="bold"/>
    </style:style>
    <style:style style:name="P22" style:family="paragraph" style:parent-style-name="Standard" style:list-style-name="L6">
      <style:text-properties fo:font-weight="bold" style:font-weight-asian="bold" style:font-weight-complex="bold"/>
    </style:style>
    <style:style style:name="P23" style:family="paragraph" style:parent-style-name="Standard" style:list-style-name="L8">
      <style:text-properties fo:font-weight="bold" style:font-weight-asian="bold" style:font-weight-complex="bold"/>
    </style:style>
    <style:style style:name="P24" style:family="paragraph" style:parent-style-name="Standard" style:list-style-name="L9">
      <style:text-properties fo:font-weight="bold" style:font-weight-asian="bold" style:font-weight-complex="bold"/>
    </style:style>
    <style:style style:name="P25" style:family="paragraph" style:parent-style-name="Standard" style:list-style-name="L11">
      <style:text-properties fo:font-weight="bold" style:font-weight-asian="bold" style:font-weight-complex="bold"/>
    </style:style>
    <style:style style:name="P26" style:family="paragraph" style:parent-style-name="Standard" style:list-style-name="L13"/>
    <style:style style:name="P27" style:family="paragraph" style:parent-style-name="Table_20_Contents">
      <style:text-properties fo:font-weight="bold" style:font-weight-asian="bold" style:font-weight-complex="bold"/>
    </style:style>
    <style:style style:name="P28" style:family="paragraph" style:parent-style-name="Preformatted_20_Text">
      <style:text-properties fo:font-variant="normal" fo:text-transform="none" fo:color="#747579" fo:letter-spacing="normal"/>
    </style:style>
    <style:style style:name="P29" style:family="paragraph" style:parent-style-name="Preformatted_20_Text">
      <style:text-properties fo:font-variant="normal" fo:text-transform="none" fo:color="#747579" fo:letter-spacing="norm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var bs-font-monospace" fo:font-size="11.25pt" fo:font-style="normal" fo:font-weight="normal" style:font-weight-asian="bold" style:font-weight-complex="bold"/>
    </style:style>
    <style:style style:name="T4" style:family="text">
      <style:text-properties fo:color="#000088" style:font-name="var bs-font-monospace" fo:font-size="11.25pt" fo:font-style="normal" fo:font-weight="normal" style:font-weight-asian="bold" style:font-weight-complex="bold"/>
    </style:style>
    <style:style style:name="T5" style:family="text">
      <style:text-properties fo:color="#666600" style:font-name="var bs-font-monospace" fo:font-size="11.25pt" fo:font-style="normal"/>
    </style:style>
    <style:style style:name="T6" style:family="text">
      <style:text-properties fo:color="#666600" style:font-name="var bs-font-monospace" fo:font-size="11.25pt" fo:font-style="normal" fo:font-weight="normal"/>
    </style:style>
    <style:style style:name="T7" style:family="text">
      <style:text-properties fo:color="#666600" style:font-name="var bs-font-monospace" fo:font-size="11.25pt" fo:font-style="normal" fo:font-weight="normal" style:font-weight-asian="bold" style:font-weight-complex="bold"/>
    </style:style>
    <style:style style:name="T8" style:family="text">
      <style:text-properties fo:color="#660066" style:font-name="var bs-font-monospace" fo:font-size="11.25pt" fo:font-style="normal" fo:font-weight="normal"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6">Comparable</text:p>
          </table:table-cell>
          <table:table-cell table:style-name="ComparableVsComparator.B1" office:value-type="string">
            <text:p text:style-name="P4">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Can be used to implement sorting based on 1 column.</text:p>
          </table:table-cell>
          <table:table-cell table:style-name="ComparableVsComparator.B2" office:value-type="string">
            <text:p text:style-name="Table_20_Contents">We can implement this interface on multiple classes and hence it is possible to sort on based on more than one column.</text:p>
          </table:table-cell>
        </table:table-row>
        <table:table-row>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What is JVM and How it works?</text:p>
      <text:p text:style-name="Standard">JVM is Java Virtual Machine that is actually responsible for executing bytecode line by line.</text:p>
      <text:p text:style-name="Standard">JVM calls the main method and it is part of JRE.</text:p>
      <text:p text:style-name="Standard"/>
      <text:p text:style-name="P1">Working of JVM:</text:p>
      <text:list xml:id="list2351731248696684674" text:style-name="L1">
        <text:list-item>
          <text:p text:style-name="P8">.class file is loaded into method area by class loader</text:p>
        </text:list-item>
        <text:list-item>
          <text:p text:style-name="P8">JVM memory is dived into method area, heap area, stack area, PC Register and Native Method Stacks</text:p>
        </text:list-item>
        <text:list-item>
          <text:p text:style-name="P8"><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Heap Area: <text:span text:style-name="T2">Objects are stored in Heap memory. It is a shared resource.</text:span></text:p>
        </text:list-item>
        <text:list-item>
          <text:p text:style-name="P20">Stack Area: <text:span text:style-name="T2">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20">PC Registers: <text:span text:style-name="T2">Store address of current execution instruction of a thread. It is not a shared resource.</text:span></text:p>
        </text:list-item>
        <text:list-item>
          <text:p text:style-name="P20">Native Method Stack:<text:span text:style-name="T2"> For every thread, a seperate native stack is created. It stored native method information.</text:span></text:p>
        </text:list-item>
        <text:list-item>
          <text:p text:style-name="P20">Execution Engine<text:span text:style-name="T2">: It comprises of Interpreter, JIT and Garbage Collector. It executes byteCode line by line.</text:span></text:p>
        </text:list-item>
        <text:list-item>
          <text:p text:style-name="P20">JIT: It increases the efficiency of interpreter. <text:span text:style-name="T2">Whenever interpreter sees repeated code, it reads the native code provide by JIT. JIT converts repeated code into native code. No re-interpretaion is required. </text:span></text:p>
        </text:list-item>
        <text:list-item>
          <text:p text:style-name="P8">Garbage Collector: Destroys Unreferenced Objects.</text:p>
        </text:list-item>
        <text:list-item>
          <text:p text:style-name="P20">Native Method Libraries: C/C++ libraries required by JVM.</text:p>
        </text:list-item>
        <text:list-item>
          <text:p text:style-name="P20">JNI(Java Native Interface): Allows JVM to call native code and to get called by native lib.</text:p>
        </text:list-item>
      </text:list>
      <text:p text:style-name="P1"/>
      <text:p text:style-name="P3">What is Class Loader? Types of Class Loader?</text:p>
      <text:p text:style-name="P1"/>
      <text:p text:style-name="P2">Class loader reads .class file and stores in Method Area of JVM.</text:p>
      <text:p text:style-name="P2">3 Types: Bootstrap, Extension and System Class Loader.</text:p>
      <text:p text:style-name="P1">Bootstrap Loader:<text:span text:style-name="T2"> Loads all the packages from core Java API classes from bootstrap path: Class_path/jre/lib. These are written in C/C++.</text:span></text:p>
      <text:p text:style-name="P1">Extension Loader:<text:span text:style-name="T2">It is child of Bootstrap loader and loads lib from jre/ext/lib(Extension Path).</text:span></text:p>
      <text:p text:style-name="P1"><text:soft-page-break/>Application/System Class Loader:<text:span text:style-name="T2">Loads classes from application classPath.</text:span></text:p>
      <text:p text:style-name="P2"/>
      <text:p text:style-name="P1">What is Exception Propagation?</text:p>
      <text:p text:style-name="P2">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2"/>
      <text:p text:style-name="P1">What is load factor in hashmap?</text:p>
      <text:p text:style-name="P2">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2"/>
      <text:p text:style-name="P1">How resize happen in hashmap?</text:p>
      <text:p text:style-name="P2">Hashmap uses load factor to determine when to resize. All the existing buckets are copied into new resized map. Index are recalculated. Index for next element is calculated and then it is placed in map.</text:p>
      <text:p text:style-name="P2"/>
      <text:p text:style-name="P2">Size of HashMap : Number of key-value pairs stored in map.</text:p>
      <text:p text:style-name="P2">Capacity of map: Max number of key-values that can be stored in a map.</text:p>
      <text:p text:style-name="P2"/>
      <text:p text:style-name="P1">Internal Working of HashMap in JAVA:</text:p>
      <text:p text:style-name="P1"/>
      <text:p text:style-name="P1">Hashing <text:span text:style-name="T2">in Java uses HashCode() function to convert and object refernce to integer format and then this interger is used to calculate the index of the bucket where this object(key) will be stored.</text:span></text:p>
      <text:p text:style-name="P2">Equals() method determines whether the objects are equal.</text:p>
      <text:p text:style-name="P2"/>
      <text:p text:style-name="P1"><text:span text:style-name="T2">There is an array of bucket and more than one node can be stored in one bucket. Each </text:span>node<text:span text:style-name="T2"> has a hashCode, key-value pair and a next pointer (pointer to next node).</text:span></text:p>
      <text:p text:style-name="P2"/>
      <text:p text:style-name="P2">HashMap map = new HashMap(); // New hashmap with default 16 buckets is created.</text:p>
      <text:p text:style-name="P2"/>
      <text:p text:style-name="P2">Map.put(key,value); </text:p>
      <text:p text:style-name="P2"/>
      <text:p text:style-name="P2">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2"/>
      <text:p text:style-name="P2">Map.get(key):</text:p>
      <text:p text:style-name="P2"/>
      <text:p text:style-name="P2">hashCode of key is used to calculate the index of the bucket where the value could be present. After, we reach the bucket, a linear search is performed on the linked list. If the key is found then its value is returned, else null is returned.</text:p>
      <text:p text:style-name="P2"/>
      <text:p text:style-name="P2">As a improvement in Java 8, Linked list is converted to binary tree once a threshhold is reached and vice-versa. </text:p>
      <text:p text:style-name="P2"/>
      <text:p text:style-name="P2"/>
      <text:p text:style-name="P2"/>
      <text:p text:style-name="P2"/>
      <table:table table:name="Lists" table:style-name="Lists">
        <table:table-column table:style-name="Lists.A" table:number-columns-repeated="3"/>
        <table:table-column table:style-name="Lists.D"/>
        <text:soft-page-break/>
        <table:table-row>
          <table:table-cell table:style-name="Lists.A1" office:value-type="string">
            <text:p text:style-name="P4">Array</text:p>
          </table:table-cell>
          <table:table-cell table:style-name="Lists.A1" office:value-type="string">
            <text:p text:style-name="P4">ArrayList</text:p>
          </table:table-cell>
          <table:table-cell table:style-name="Lists.A1" office:value-type="string">
            <text:p text:style-name="P4">Vector</text:p>
          </table:table-cell>
          <table:table-cell table:style-name="Lists.D1" office:value-type="string">
            <text:p text:style-name="P4">LinkedList</text:p>
          </table:table-cell>
        </table:table-row>
        <table:table-row>
          <table:table-cell table:style-name="Lists.A2" office:value-type="string">
            <text:p text:style-name="P5">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5">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5">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5">Contiguous Alllocation</text:p>
          </table:table-cell>
          <table:table-cell table:style-name="Lists.A2" office:value-type="string">
            <text:p text:style-name="P5">Contiguous Alllocation</text:p>
          </table:table-cell>
          <table:table-cell table:style-name="Lists.A2" office:value-type="string">
            <text:p text:style-name="P5">Contiguous Alllocation</text:p>
          </table:table-cell>
          <table:table-cell table:style-name="Lists.D2" office:value-type="string">
            <text:p text:style-name="Table_20_Contents">Non <text:span text:style-name="T2">Contiguous Alllocation</text:span></text:p>
          </table:table-cell>
        </table:table-row>
      </table:table>
      <text:p text:style-name="P2"/>
      <text:p text:style-name="P2"/>
      <text:p text:style-name="P1">Why is JAVA not 100% OOPS?</text:p>
      <text:p text:style-name="P2">It supports premitive datatypes.</text:p>
      <text:p text:style-name="P2"/>
      <text:p text:style-name="P1">Why are pointers not used in Java?</text:p>
      <text:list xml:id="list3252084078108987800" text:style-name="L2">
        <text:list-item>
          <text:p text:style-name="P9">Pointers have the ability to directly access the memory that can be a security concern.</text:p>
        </text:list-item>
        <text:list-item>
          <text:p text:style-name="P9">Pointers takes extra memory.</text:p>
        </text:list-item>
      </text:list>
      <text:p text:style-name="P2"/>
      <text:p text:style-name="P1">Why is String immutable in JAVA?</text:p>
      <text:p text:style-name="P2">In String pool, a string literal can be refered by many reference variables and if any refernece to it modifies the literal value then it will be modified for other reference varibles as well. To avoid this situation, strings are immutable.</text:p>
      <text:p text:style-name="P2"/>
      <text:p text:style-name="P1">What is marker/tagging interface?</text:p>
      <text:p text:style-name="P2">A marker interface is the one which does not have any body. No variables and methods. They provide a special meaning to the class where they are implemented. Ex: Serializable, Cloneable etc.</text:p>
      <text:p text:style-name="P2"/>
      <text:p text:style-name="P1">Can we override private and static methods in java?</text:p>
      <text:p text:style-name="P2">Private methods are not available in child class so we can't override them.</text:p>
      <text:p text:style-name="P2">Static methods calls are binded at compile time. Due to this, compiler already knows which method to call at compile time already. This becomes the case of method hiding.</text:p>
      <text:p text:style-name="P1"/>
      <text:p text:style-name="P1">Does finally always execute in JAVA?</text:p>
      <text:p text:style-name="P2">No, System.exit(0) and a system failure won't allow finally block to execute.</text:p>
      <text:p text:style-name="P2"/>
      <text:p text:style-name="P1">What are the methods of object class?</text:p>
      <text:p text:style-name="P2">HashCode(), equals(), clone(), <text:s/>toString() etc.</text:p>
      <text:p text:style-name="P2"/>
      <text:p text:style-name="P1">How to make a class immutable?</text:p>
      <text:list xml:id="list438511395266699456" text:style-name="L3">
        <text:list-item>
          <text:p text:style-name="P10">Make the class <text:span text:style-name="T1">final</text:span> so no inheritance will be there.</text:p>
        </text:list-item>
        <text:list-item>
          <text:p text:style-name="P10">Make the class variables <text:span text:style-name="T1">private </text:span>and <text:span text:style-name="T1">final</text:span>.</text:p>
        </text:list-item>
        <text:list-item>
          <text:p text:style-name="P10">Create only getters and no setters. Getters should return the deep copy instead of actual value.</text:p>
        </text:list-item>
        <text:list-item>
          <text:p text:style-name="P10">Parameterized constructor should initialize class variables by deep copying the values.</text:p>
        </text:list-item>
        <text:list-item>
          <text:p text:style-name="P10"><text:soft-page-break/>Wrapper Classes (Integer, Character etc.) and String are immutable.</text:p>
          <text:p text:style-name="P21"/>
        </text:list-item>
      </text:list>
      <text:p text:style-name="P1"><text:s/>What is singleton class?</text:p>
      <text:p text:style-name="P2">A class whose atmost one object can be created.</text:p>
      <text:p text:style-name="P2"/>
      <text:p text:style-name="P1">How to make a class singleton?</text:p>
      <text:list xml:id="list7278886213723337865" text:style-name="L4">
        <text:list-item>
          <text:p text:style-name="P11">Create private constructor.</text:p>
        </text:list-item>
        <text:list-item>
          <text:p text:style-name="P11">Create publ static class variable that will hold the object for this class.</text:p>
        </text:list-item>
        <text:list-item>
          <text:p text:style-name="P11">Create a public static method that will create object if object is null or return the already created object.</text:p>
        </text:list-item>
        <text:list-item>
          <text:p text:style-name="P11">Step 3 is the Lazy instantiation of the object. For Early Instantiation, initialise the class variable using new keyword.</text:p>
        </text:list-item>
      </text:list>
      <text:p text:style-name="P2"/>
      <text:p text:style-name="P1">What is Lambda Expression?</text:p>
      <text:p text:style-name="P2">Lambda expression consists of argument list, arrow token and body of lambda expression.</text:p>
      <text:p text:style-name="P2">It is used to define the behaviour of abstract method of functional interface.</text:p>
      <text:p text:style-name="P2"/>
      <text:p text:style-name="P1">What is functional interface?</text:p>
      <text:p text:style-name="P2">Interface with only one abstract method and it can have many default and static methods. Runnable, ActionListener and Comparable are Functional interface.</text:p>
      <text:p text:style-name="P2"/>
      <text:p text:style-name="P1">What is method reference in Java? Types of method reference.</text:p>
      <text:p text:style-name="P2">Sometimes lambda expression calls existing method. We can use method reference in this case so that it is easy to read. There are 3 types : Reference to Static Method, Reference to instance method and reference to constructor.</text:p>
      <text:p text:style-name="P2">ClassName::staticMethod</text:p>
      <text:p text:style-name="P2">ObjectName::instanceMethod</text:p>
      <text:p text:style-name="P2">ClassName :: new</text:p>
      <text:p text:style-name="P2"/>
      <text:p text:style-name="P1">Why use interface when we have abstract class ?</text:p>
      <text:p text:style-name="P1">Multiple interfaces <text:span text:style-name="T2">can be implemented on a class but multiple abstract classes can't be extended in child class.</text:span></text:p>
      <text:p text:style-name="P2"/>
      <text:p text:style-name="P1">What are default methods?</text:p>
      <text:p text:style-name="P2">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2"/>
      <text:p text:style-name="P1">Can JAVA 8 default methods overrides equals(), hashCode() and toString() methods?</text:p>
      <text:p text:style-name="P2">No. Class or Super class methods implementations have higher precedence as compared to interface default implementation so they won't be called and it will raise compile time error if we try to do so.</text:p>
      <text:p text:style-name="P2"/>
      <text:p text:style-name="P1">How to solve diamond problem raised due to default methods in interfaces ?</text:p>
      <text:p text:style-name="P2">In the implementing class, specifically call the methods. Syntax: InterfaceName.super.methodName();</text:p>
      <text:p text:style-name="P2"/>
      <text:p text:style-name="P1">Why static methods were introduced in Java 8 interfaces?</text:p>
      <text:p text:style-name="P2">If we do not want implementing classes to override the functionalities for specific methods then we make them static in interface.</text:p>
      <text:p text:style-name="P2"/>
      <text:p text:style-name="P1"><text:soft-page-break/>What are predicates?</text:p>
      <text:p text:style-name="P2">Predicate is a functional interface. It has abstract method test(T t) that takes one parameter and return boolean.</text:p>
      <text:p text:style-name="P2"/>
      <text:p text:style-name="P1">What is predicate joining?</text:p>
      <text:p text:style-name="P2">If we want to apply multiple predicates then we use and(), or() and negate() methods or create complex predicates using binary operators.</text:p>
      <text:p text:style-name="P2"/>
      <text:p text:style-name="P1">What are function interface?</text:p>
      <text:p text:style-name="P1">Functional Interface <text:span text:style-name="T2">with abstract method R apply(T t). </text:span></text:p>
      <text:p text:style-name="P2"/>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4">Predicate</text:p>
          </table:table-cell>
          <table:table-cell table:style-name="Table1.B1" office:value-type="string">
            <text:p text:style-name="P4">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2"/>
      <text:p text:style-name="P1">What is function chaining?</text:p>
      <text:p text:style-name="P2">If we want to call apply() method more than once then we can do so using andThen() or compose() function. They are opposite of each other.</text:p>
      <text:p text:style-name="P2"/>
      <text:p text:style-name="P1">What is Consumer functional interface?</text:p>
      <text:p text:style-name="P2">It has void accept(T t) method. Takes one argument and return nothing.</text:p>
      <text:p text:style-name="P2"/>
      <text:p text:style-name="P1">What is consumer chaining?</text:p>
      <text:p text:style-name="P2">AndThen() is used to call accept() method multiple times.</text:p>
      <text:p text:style-name="P2"/>
      <text:p text:style-name="P1">What is supplier interface?</text:p>
      <text:p text:style-name="P2">It has R get() method. No input argument. No chaining.</text:p>
      <text:p text:style-name="P2"/>
      <text:p text:style-name="P1">What are BiPredicate, BiFunction and BiConsumer? Why dont we have BiSupplier?</text:p>
      <text:p text:style-name="P2">It is same as Predicate, Function and Consumer but with two arguments/parameters.</text:p>
      <text:p text:style-name="P2">No BiSupplier because it doesn't take any argument/parameter.</text:p>
      <text:p text:style-name="P2"/>
      <text:p text:style-name="P1">What are streams?</text:p>
      <text:p text:style-name="P2">A stream is a <text:s/>sequence of objects that supports various methods which can be pipelined to produce desired results.</text:p>
      <text:list xml:id="list7249499576381192655" text:style-name="L5">
        <text:list-item>
          <text:p text:style-name="P12">It is not a data structure. Input is taken from collection, array, I/O channel.</text:p>
        </text:list-item>
        <text:list-item>
          <text:p text:style-name="P12">Original collection is never modified.</text:p>
        </text:list-item>
        <text:list-item>
          <text:p text:style-name="P12">Each intermediate operation is lazily executed and returns stream.</text:p>
        </text:list-item>
        <text:list-item>
          <text:p text:style-name="P12">Terminal operation mark the end of stream.</text:p>
        </text:list-item>
      </text:list>
      <text:p text:style-name="P2"/>
      <text:p text:style-name="P2"><text:span text:style-name="T1">Difference b/w Streams and Collections</text:span> </text:p>
      <table:table table:name="Table2" table:style-name="Table2">
        <table:table-column table:style-name="Table2.A"/>
        <table:table-column table:style-name="Table2.B"/>
        <table:table-row>
          <table:table-cell table:style-name="Table2.A1" office:value-type="string">
            <text:p text:style-name="P4">Streams</text:p>
          </table:table-cell>
          <table:table-cell table:style-name="Table2.B1" office:value-type="string">
            <text:p text:style-name="P4">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ext:soft-page-break/>
        <table:table-row>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2"/>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4">Filter</text:p>
          </table:table-cell>
          <table:table-cell table:style-name="Table3.B1" office:value-type="string">
            <text:p text:style-name="P4">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Intermediate Operations of Stream:</text:p>
      <text:p text:style-name="P2">filter() : return stream of elements satifying predicate.</text:p>
      <text:p text:style-name="P2">Map() <text:s/>: return stream after applying function on every element of stream.</text:p>
      <text:p text:style-name="P2">Limit() : return stream containing first n elements.</text:p>
      <text:p text:style-name="P2">Skip() : return stream after skipping first n elements</text:p>
      <text:p text:style-name="P2">distinct() : return stream of unique elements</text:p>
      <text:p text:style-name="P2">sorted() : return stream after sorting elements according to natural order.</text:p>
      <text:p text:style-name="P1"/>
      <text:p text:style-name="P1">Terminal operations of Stream:</text:p>
      <text:p text:style-name="P2">foreach(): perform an action on all the elements of the stream.</text:p>
      <text:p text:style-name="P2">ToArray(): returns array containing elements of stream.</text:p>
      <text:p text:style-name="P2">reduce():perform reduction on stream elements using initial value and accumulator <text:tab/><text:tab/> <text:s text:c="7"/>operation.</text:p>
      <text:p text:style-name="P2">collect():return mutable container(List, set etc.) containg streams elements.</text:p>
      <text:p text:style-name="P2">min():return min element wrapped in optional object.</text:p>
      <text:p text:style-name="P2">max():return max element wrapped in optional object</text:p>
      <text:p text:style-name="P2">count():return number of elements present in stream.</text:p>
      <text:p text:style-name="P1"/>
      <text:p text:style-name="P1">What is parallel stream?</text:p>
      <text:p text:style-name="P2"><text:s/>Parallel stream utilises multiple cores of processor to generate the result. If tasks are independent then we can create parallel streams otherwise sequential streams would be preffered.</text:p>
      <text:p text:style-name="P2">Parallel() method on stream and parallelStream() on collect generates a parallel stream.</text:p>
      <text:p text:style-name="P2"/>
      <text:p text:style-name="P1">Collections hierarchy:</text:p>
      <text:list xml:id="list3562166273740591107" text:style-name="L6">
        <text:list-item>
          <text:p text:style-name="P22">Iterable is the parent of Collection interface. </text:p>
        </text:list-item>
        <text:list-item>
          <text:p text:style-name="P22">Collection Interface is parent of List, Set, Queue Interface.</text:p>
        </text:list-item>
        <text:list-item>
          <text:p text:style-name="P22">Implementation of List interface: ArrayList, Vector, LinkedList.</text:p>
        </text:list-item>
        <text:list-item>
          <text:p text:style-name="P22">Stack class extends Vector class.</text:p>
        </text:list-item>
        <text:list-item>
          <text:p text:style-name="P22">Queue is implemented extended by Dequeue ( double ended queue ) and implemented by PriorityQueue. Dequeue is implemented by LinkedList and ArrayDequeue.</text:p>
        </text:list-item>
        <text:list-item>
          <text:p text:style-name="P22">All collections except vector and hashtable are not thread-safe.</text:p>
        </text:list-item>
        <text:list-item>
          <text:p text:style-name="P22">Set is extended by SortedSet, implemented by HashSet, LinkedHashSet. SortedSet is implemented by TreeSet.</text:p>
        </text:list-item>
        <text:list-item>
          <text:p text:style-name="P22">Map interface does not implement collection interface. Map is extended by SortedMap and implemented by HashMap, LinkedHashMap.</text:p>
        </text:list-item>
        <text:list-item>
          <text:p text:style-name="P22">SortedMap is implemented by TreeMap.</text:p>
        </text:list-item>
      </text:list>
      <text:p text:style-name="P1"/>
      <text:p text:style-name="P1"/>
      <text:p text:style-name="P1"/>
      <text:p text:style-name="P1"><text:soft-page-break/>Why does Map not extend Collection interface?</text:p>
      <text:p text:style-name="P2">Collection is not compatible with Map. Map is a combination of key-value pair and Collection interface and its implementations allow us to deal with Values only.</text:p>
      <text:p text:style-name="P2"/>
      <table:table table:name="Table4" table:style-name="Table4">
        <table:table-column table:style-name="Table4.A"/>
        <table:table-column table:style-name="Table4.B"/>
        <table:table-row>
          <table:table-cell table:style-name="Table4.A1" office:value-type="string">
            <text:p text:style-name="P4">Fail-Fast Iterator</text:p>
          </table:table-cell>
          <table:table-cell table:style-name="Table4.B1" office:value-type="string">
            <text:p text:style-name="P4">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2"/>
      <text:p text:style-name="P1">What is blocking queue?</text:p>
      <text:p text:style-name="P2">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2">BlockingQueue extends Queue Interface.</text:p>
      <text:p text:style-name="P2"/>
      <table:table table:name="Table5" table:style-name="Table5">
        <table:table-column table:style-name="Table5.A"/>
        <table:table-column table:style-name="Table5.B"/>
        <table:table-row>
          <table:table-cell table:style-name="Table5.A1" office:value-type="string">
            <text:p text:style-name="P4">Synchronized Collections</text:p>
          </table:table-cell>
          <table:table-cell table:style-name="Table5.B1" office:value-type="string">
            <text:p text:style-name="P4">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2"/>
      <text:p text:style-name="P1">Is JAVA pass by value or pass by reference?</text:p>
      <text:p text:style-name="P2">JAVA is pass by value.</text:p>
      <text:p text:style-name="P2"/>
      <text:p text:style-name="P1">Equals and HashCode Contract.</text:p>
      <text:list xml:id="list3861775459734528569" text:style-name="L7">
        <text:list-item>
          <text:p text:style-name="P13">If hashCode for two objects is same then it does not mean that objects are equal.</text:p>
        </text:list-item>
        <text:list-item>
          <text:p text:style-name="P13">If two objects are equal then there hashcode need to be same.</text:p>
        </text:list-item>
        <text:list-item>
          <text:p text:style-name="P13">HashCode should return same integer for same object for each calling.</text:p>
        </text:list-item>
      </text:list>
      <text:p text:style-name="P2"/>
      <text:p text:style-name="P1">“==” vs “equals”</text:p>
      <text:p text:style-name="P2">“==” operator returns true if both variables refer to same memory location. This is called shallow comparison.</text:p>
      <text:p text:style-name="P2">“equals” return true if two variables are logically same. We can override equals method to do deep comparison but if object class “equals” is used then it will be a shallow comparison only.</text:p>
      <text:p text:style-name="P2"/>
      <text:p text:style-name="P1">Is restricted access to derived method is allowed?</text:p>
      <text:p text:style-name="P2">No. The access modifier can only increase the access or keep it same but can't decrease the access. </text:p>
      <text:p text:style-name="P2"/>
      <text:p text:style-name="P1">Covariant Return Type</text:p>
      <text:p text:style-name="P2">Return type can be the child of the return type used in parent class for this method signature.</text:p>
      <text:p text:style-name="P2"/>
      <text:p text:style-name="P1"/>
      <text:p text:style-name="P1"><text:soft-page-break/>Hierarchy of Exceptions:</text:p>
      <text:list xml:id="list4964286867596913422" text:style-name="L8">
        <text:list-item>
          <text:p text:style-name="P23">Throwable <text:span text:style-name="T2">is the parent class.</text:span></text:p>
        </text:list-item>
        <text:list-item>
          <text:p text:style-name="P14">Exception and Error are extends of Throwable class.</text:p>
        </text:list-item>
        <text:list-item>
          <text:p text:style-name="P14">Exceptions that can occur at compile time are called checked exceptions. Classes that directly inherit Throwable except Error and RunTimeExceptions are Checked exceptions. IOException, SQLException etc.</text:p>
        </text:list-item>
        <text:list-item>
          <text:p text:style-name="P14">Exceptions that occur at runtime are called Unchecked exceptions. NullPointerException, ArrayIndexOutOFBounds etc.</text:p>
        </text:list-item>
        <text:list-item>
          <text:p text:style-name="P14">Error is considered as unchecked exception. OutOfMemory error, VirtualMachineError etc.</text:p>
        </text:list-item>
        <text:list-item>
          <text:p text:style-name="P14">Unchecked exceptions can be propagated in calling chain by default. Checked exceptions are not propagated by default.</text:p>
        </text:list-item>
      </text:list>
      <text:p text:style-name="P2"/>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4">Exception</text:p>
          </table:table-cell>
          <table:table-cell table:style-name="Table6.B1" office:value-type="string">
            <text:p text:style-name="P4">Error</text:p>
          </table:table-cell>
        </table:table-row>
        <table:table-row>
          <table:table-cell table:style-name="Table6.A2" office:value-type="string">
            <text:p text:style-name="P5">Can be checked and unchecked.</text:p>
          </table:table-cell>
          <table:table-cell table:style-name="Table6.B2" office:value-type="string">
            <text:p text:style-name="P5">Unchecked only.</text:p>
          </table:table-cell>
        </table:table-row>
        <table:table-row>
          <table:table-cell table:style-name="Table6.A2" office:value-type="string">
            <text:p text:style-name="P5">Can be recovered using try/catch.</text:p>
          </table:table-cell>
          <table:table-cell table:style-name="Table6.B2" office:value-type="string">
            <text:p text:style-name="P5">Recovery is not possible.</text:p>
          </table:table-cell>
        </table:table-row>
        <table:table-row>
          <table:table-cell table:style-name="Table6.A2" office:value-type="string">
            <text:p text:style-name="P5">Program is responsible for exception.</text:p>
          </table:table-cell>
          <table:table-cell table:style-name="Table6.B2" office:value-type="string">
            <text:p text:style-name="P5">Errors are caused by the environment.</text:p>
          </table:table-cell>
        </table:table-row>
      </table:table>
      <text:p text:style-name="P2"/>
      <text:p text:style-name="P1">Can we write try block without catch block or finally block?</text:p>
      <text:p text:style-name="P2">No. We need either catch block or finally block. Without catch or finally, we cant use try block.</text:p>
      <text:p text:style-name="P2"/>
      <text:p text:style-name="P1">Can we write any other statements between try and catch/finally?</text:p>
      <text:p text:style-name="P2">No</text:p>
      <text:p text:style-name="P2"/>
      <text:p text:style-name="P1">Does remaining statements executes after exception occurs in try block?</text:p>
      <text:p text:style-name="P2">No.</text:p>
      <text:p text:style-name="P2"/>
      <text:p text:style-name="P1">throw vs thows</text:p>
      <table:table table:name="Table7" table:style-name="Table7">
        <table:table-column table:style-name="Table7.A"/>
        <table:table-column table:style-name="Table7.B"/>
        <table:table-row>
          <table:table-cell table:style-name="Table7.A1" office:value-type="string">
            <text:p text:style-name="P4">Throw</text:p>
          </table:table-cell>
          <table:table-cell table:style-name="Table7.B1" office:value-type="string">
            <text:p text:style-name="P4">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2">JVM prints the exception in console and terminates the program.</text:p>
      <text:p text:style-name="P2"/>
      <text:p text:style-name="P1">Unreachable catch block error</text:p>
      <text:p text:style-name="P2">When we create multiple catch block then most generic/super class exceptions should be declared at last and subclass and specific exception catch block should be declared at first.</text:p>
      <text:p text:style-name="P2"/>
      <text:p text:style-name="P2"/>
      <text:p text:style-name="P1"><text:soft-page-break/>Final Vs Finally Vs Finalize</text:p>
      <text:p text:style-name="P2"><text:span text:style-name="T1">Final: </text:span>Used to create constant variables, stops inheritance for classes.</text:p>
      <text:p text:style-name="P2"><text:span text:style-name="T1">Finally:</text:span> block is guaranteed to be executed after ty-catch for closing the file, session etc.</text:p>
      <text:p text:style-name="P2"><text:span text:style-name="T1">Finalize: </text:span>Before a method returns, garbage collector calls this method to cleanup the memory that is not being refereneced or used in program, it is called before destroying the object.</text:p>
      <text:p text:style-name="P2"/>
      <text:p text:style-name="P1">How collisions are handled in HashMap/LinkedHashMap/ConcurrentHashMap?</text:p>
      <text:p text:style-name="P2">Balanced binary tree is formed instead of linkedlist.</text:p>
      <text:p text:style-name="P2"/>
      <text:p text:style-name="P1">Internal Working of HashSet.</text:p>
      <text:list xml:id="list750133935430807134" text:style-name="L9">
        <text:list-item>
          <text:p text:style-name="P24">HashSet<text:span text:style-name="T2"> internally uses HashMap.</text:span></text:p>
        </text:list-item>
        <text:list-item>
          <text:p text:style-name="P15">Key the element of set and a dummy value is provided to value for that key.</text:p>
        </text:list-item>
        <text:list-item>
          <text:p text:style-name="P15">Put() method is used to write key-dummy_value into map.</text:p>
        </text:list-item>
        <text:list-item>
          <text:p text:style-name="P15">Put method returns old value for the key. If key is not present then K-V pair will be added and null will be returned else the value that was present before replacement , that value will be returned. This is how uniqueness is maintained in hashset.</text:p>
        </text:list-item>
      </text:list>
      <text:p text:style-name="P2"/>
      <text:p text:style-name="P1">Multitasking: <text:span text:style-name="T2">It lets CPU perform multiple tasks simultaneously.</text:span></text:p>
      <text:p text:style-name="P1">Multi-threading:<text:span text:style-name="T2"> It lets multiple threads belonging to a process run simultaneously.</text:span></text:p>
      <text:p text:style-name="P2"/>
      <table:table table:name="Table8" table:style-name="Table8">
        <table:table-column table:style-name="Table8.A"/>
        <table:table-column table:style-name="Table8.B"/>
        <table:table-row>
          <table:table-cell table:style-name="Table8.A1" office:value-type="string">
            <text:p text:style-name="P4">Multitasking</text:p>
          </table:table-cell>
          <table:table-cell table:style-name="Table8.B1" office:value-type="string">
            <text:p text:style-name="P4">Multi-threading</text:p>
          </table:table-cell>
        </table:table-row>
        <table:table-row>
          <table:table-cell table:style-name="Table8.A2" office:value-type="string">
            <text:p text:style-name="Table_20_Contents">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Processes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2"/>
      <text:p text:style-name="P2"><text:line-break/><text:span text:style-name="T1">What is thread?</text:span></text:p>
      <text:p text:style-name="P2">A thread is path of execution within process. A process can have multiple threads. Threads share memory space, resources etc. Process have seperate resources, memory.</text:p>
      <text:p text:style-name="P2"/>
      <text:p text:style-name="P1">Types of threads in Java?</text:p>
      <text:p text:style-name="P1">User Level Threads<text:span text:style-name="T2"> and </text:span>Daemon Threads</text:p>
      <table:table table:name="Table9" table:style-name="Table9">
        <table:table-column table:style-name="Table9.A"/>
        <table:table-column table:style-name="Table9.B"/>
        <table:table-row>
          <table:table-cell table:style-name="Table9.A1" office:value-type="string">
            <text:p text:style-name="P4">User Level Thread</text:p>
          </table:table-cell>
          <table:table-cell table:style-name="Table9.B1" office:value-type="string">
            <text:p text:style-name="P4">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text:soft-page-break/>What would happen if we don't override run() method?</text:p>
      <text:p text:style-name="P2">When we call start method, it internally calls run() with newly created thread. So if we dont override run(), thread will not be called and nothing will happen.</text:p>
      <text:p text:style-name="P2"/>
      <text:p text:style-name="P2"><text:span text:style-name="T1">Can we overload run() ?</text:span> </text:p>
      <text:p text:style-name="P2">Yes. But start() will call no-args run() only.</text:p>
      <text:p text:style-name="P2"/>
      <text:p text:style-name="P1">Can we override start() ?</text:p>
      <text:p text:style-name="P2">Yes. We must call super.start() in the thread. It will call run() automatically. Else it will not be called by thread.</text:p>
      <text:p text:style-name="P2"/>
      <text:p text:style-name="P1">Can we restart a thread?<text:line-break/><text:span text:style-name="T2">No. IllegalThreadStateException will be raised.<text:tab/></text:span></text:p>
      <text:p text:style-name="P2"/>
      <text:p text:style-name="P1">How to set name of a thread?</text:p>
      <text:p text:style-name="P2">SetName()</text:p>
      <text:p text:style-name="P2"/>
      <text:p text:style-name="P1">What is concurrentHashMap ? How it works internally?</text:p>
      <text:p text:style-name="P2">It is enhancement of hashMap. HashMap is not good in performance with multiple threads.</text:p>
      <text:p text:style-name="P2">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2">Concurrency level shows how many threads can update the map.</text:p>
      <text:p text:style-name="P2"/>
      <text:list xml:id="list5140067690706194598" text:style-name="L10">
        <text:list-item>
          <text:p text:style-name="P16">Define Concurrency-level, load-factor and initial capacity.</text:p>
        </text:list-item>
        <text:list-item>
          <text:p text:style-name="P16">Put method will calculate the hashcode for the key and then the calculate the index and once we know the index, we calculate the segment.</text:p>
        </text:list-item>
        <text:list-item>
          <text:p text:style-name="P16">Null key or value is not allowed.</text:p>
        </text:list-item>
        <text:list-item>
          <text:p text:style-name="P16">Delete the key by calling remove(key) , null value is sent in remove(key,value) call.</text:p>
        </text:list-item>
      </text:list>
      <text:p text:style-name="P2"/>
      <text:p text:style-name="P1">How to make list as readOnly?</text:p>
      <text:p text:style-name="P2">Collections.unmodifiableList(list);</text:p>
      <text:p text:style-name="P2"/>
      <text:p text:style-name="P1">What is Java Reflection API?</text:p>
      <text:p text:style-name="P1"><text:span text:style-name="T2">API that is used to examine and modify methods, classes and interfaces at runtime.</text:span></text:p>
      <text:list xml:id="list1129952617096242998" text:style-name="L11">
        <text:list-item>
          <text:p text:style-name="P25"><text:span text:style-name="T2">Reflection API helps us to get information about the class to which the object belongs.</text:span></text:p>
        </text:list-item>
        <text:list-item>
          <text:p text:style-name="P25"><text:span text:style-name="T2">It helps us to call methods of a class irrespective of the access modifiers at runtime.</text:span></text:p>
        </text:list-item>
      </text:list>
      <text:p text:style-name="P1"><text:span text:style-name="T2"/></text:p>
      <text:p text:style-name="P1">Advantages of Reflection API:</text:p>
      <text:list xml:id="list7066134420849844187" text:style-name="L12">
        <text:list-item>
          <text:p text:style-name="P17">Inspection of classes, interfaces is possible at runtime. We can call the method and access private class variables and methods.</text:p>
          <text:p text:style-name="P17">Debuggers use Reflection API to examine private members of a class.</text:p>
        </text:list-item>
      </text:list>
      <text:p text:style-name="P2"/>
      <text:p text:style-name="P1">Disadvantages of Reflection API:</text:p>
      <text:list xml:id="list5153720666046745867" text:style-name="L13">
        <text:list-item>
          <text:p text:style-name="P26"><text:span text:style-name="T2">Exposure of Internals, abstraction is broken.</text:span></text:p>
        </text:list-item>
        <text:list-item>
          <text:p text:style-name="P26"><text:span text:style-name="T2">Reflection API has slower performance.</text:span></text:p>
        </text:list-item>
      </text:list>
      <text:p text:style-name="P2"/>
      <text:p text:style-name="P2"/>
      <text:p text:style-name="P1">Serialization:<text:span text:style-name="T2"> Process of converting object to bytes so that we can store them in files or transfer them over network. Create ObjectOuputStream/ObjectInputStream object </text:span></text:p>
      <text:p text:style-name="P2"/>
      <text:p text:style-name="P2"><text:soft-page-break/></text:p>
      <table:table table:name="Table10" table:style-name="Table10">
        <table:table-column table:style-name="Table10.A" table:number-columns-repeated="2"/>
        <table:table-row>
          <table:table-cell table:style-name="Table10.A1" office:value-type="string">
            <text:p text:style-name="P4">Serializable</text:p>
          </table:table-cell>
          <table:table-cell table:style-name="Table10.B1" office:value-type="string">
            <text:p text:style-name="P4">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 and writeExternale()</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2"/>
      <text:p text:style-name="P2">Static variables can't be serialised.</text:p>
      <text:p text:style-name="P2"/>
      <text:p text:style-name="P1">What is transient?</text:p>
      <text:p text:style-name="P2">When we do not want to serialize a varibale, we mark it serializable. Default value of that datatype is stored during serialization.</text:p>
      <text:p text:style-name="P2"/>
      <text:p text:style-name="P2"><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1"><text:span text:style-name="T2"/></text:p>
      <text:p text:style-name="P28"><text:span text:style-name="T4">synchronized</text:span><text:span text:style-name="T3"> </text:span><text:span text:style-name="T7">(</text:span><text:span text:style-name="T4">this</text:span><text:span text:style-name="T7">)</text:span><text:span text:style-name="T3"> </text:span><text:span text:style-name="T7">{</text:span></text:p>
      <text:p text:style-name="P29"><text:span text:style-name="T5">}</text:span></text:p>
      <text:p text:style-name="P1">Class Level Lock: <text:span text:style-name="T2">If a thread wants to execute a static synchronised method.</text:span></text:p>
      <text:p text:style-name="P1"><text:span text:style-name="T2"/></text:p>
      <text:p text:style-name="P28"><text:span text:style-name="T4">synchronized</text:span><text:span text:style-name="T3"> </text:span><text:span text:style-name="T7">(</text:span><text:span text:style-name="T8">ClassLevelLockExample</text:span><text:span text:style-name="T7">.</text:span><text:span text:style-name="T4">class</text:span><text:span text:style-name="T7">)</text:span><text:span text:style-name="T3"> </text:span><text:span text:style-name="T7">{</text:span></text:p>
      <text:p text:style-name="P28"><text:span text:style-name="T6">}</text:span></text:p>
      <text:p text:style-name="P1"/>
      <text:p text:style-name="P1">What is synchronization?</text:p>
      <text:p text:style-name="P2">It is capability to control thread's access to shared resources.</text:p>
      <text:p text:style-name="P2">Synchronized keyword can be used with method signature or inside method body.</text:p>
      <text:p text:style-name="P2"/>
      <text:p text:style-name="P1">Inheritance rules with Serialization and Deserialization</text:p>
      <text:list xml:id="list4122704209193289259" text:style-name="L15">
        <text:list-item>
          <text:p text:style-name="P18">If super class is serializable then subClass is automatically serializable.</text:p>
        </text:list-item>
        <text:list-item>
          <text:p text:style-name="P18">If super class is not serialised then subClass can still be serialised.</text:p>
        </text:list-item>
        <text:list-item>
          <text:p text:style-name="P18">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8">If super class is serializable but we dont want to make subClass serializable so we override readObject() and writeObject() methods and throw NotSerializableExcep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ar bs-font-monospace" svg:font-family="'var bs-font-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hit Sehgal</meta:initial-creator>
    <meta:creation-date>2022-10-31T23:11:18.70</meta:creation-date>
    <dc:date>2022-11-04T21:02:31.16</dc:date>
    <dc:creator>Mohit Sehgal</dc:creator>
    <meta:editing-duration>P1DT19H22M41S</meta:editing-duration>
    <meta:editing-cycles>367</meta:editing-cycles>
    <meta:generator>OpenOffice/4.1.12$Win32 OpenOffice.org_project/4112m1$Build-9809</meta:generator>
    <meta:document-statistic meta:table-count="12" meta:image-count="0" meta:object-count="0" meta:page-count="11" meta:paragraph-count="364" meta:word-count="4001" meta:character-count="24916"/>
  </office:meta>
</office:document-meta>
</file>